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EB000000EAE20A44866A78668E.png" manifest:media-type="image/png"/>
  <manifest:file-entry manifest:full-path="Pictures/10000201000000EB000000EA1B733E2B35BDB290.png" manifest:media-type="image/png"/>
  <manifest:file-entry manifest:full-path="Pictures/100002010000020000000200D68CBF92F836A7AB.png" manifest:media-type="image/png"/>
  <manifest:file-entry manifest:full-path="Pictures/10000201000001B6000001B65CC293BA1C2830B9.png" manifest:media-type="image/png"/>
  <manifest:file-entry manifest:full-path="Pictures/10000201000001B6000001B6C9EB9F47C5E89644.png" manifest:media-type="image/png"/>
  <manifest:file-entry manifest:full-path="Pictures/100002010000010A00000111BCB3F97E83C6F5B9.png" manifest:media-type="image/png"/>
  <manifest:file-entry manifest:full-path="Pictures/100002010000010A00000110605948E552FBACFE.png" manifest:media-type="image/png"/>
  <manifest:file-entry manifest:full-path="Pictures/100002010000020000000200CD756069F02CCE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az3" text:anchor-type="paragraph" svg:x="2.101cm" svg:y="8.326cm" svg:width="3.39cm" svg:height="3.39cm" draw:z-index="0"><draw:image xlink:href="Pictures/10000201000000EB000000EAE20A44866A78668E.png" xlink:type="simple" xlink:show="embed" xlink:actuate="onLoad"/></draw:frame><draw:frame draw:style-name="fr1" draw:name="Obraz4" text:anchor-type="paragraph" svg:x="2.101cm" svg:y="11.714cm" svg:width="3.39cm" svg:height="3.39cm" draw:z-index="1"><draw:image xlink:href="Pictures/10000201000000EB000000EA1B733E2B35BDB290.png" xlink:type="simple" xlink:show="embed" xlink:actuate="onLoad"/></draw:frame><draw:frame draw:style-name="fr1" draw:name="Obraz7" text:anchor-type="paragraph" svg:x="8.878cm" svg:y="8.333cm" svg:width="3.387cm" svg:height="3.387cm" draw:z-index="2"><draw:image xlink:href="Pictures/10000201000001B6000001B65CC293BA1C2830B9.png" xlink:type="simple" xlink:show="embed" xlink:actuate="onLoad"/></draw:frame><draw:frame draw:style-name="fr1" draw:name="Obraz8" text:anchor-type="paragraph" svg:x="8.878cm" svg:y="11.718cm" svg:width="3.387cm" svg:height="3.387cm" draw:z-index="3"><draw:image xlink:href="Pictures/10000201000001B6000001B6C9EB9F47C5E89644.png" xlink:type="simple" xlink:show="embed" xlink:actuate="onLoad"/></draw:frame><draw:frame draw:style-name="fr1" draw:name="Obraz11" text:anchor-type="paragraph" svg:x="12.263cm" svg:y="8.333cm" svg:width="3.387cm" svg:height="3.387cm" draw:z-index="4"><draw:image xlink:href="Pictures/100002010000020000000200D68CBF92F836A7AB.png" xlink:type="simple" xlink:show="embed" xlink:actuate="onLoad"/></draw:frame><draw:frame draw:style-name="fr1" draw:name="Obraz12" text:anchor-type="paragraph" svg:x="12.263cm" svg:y="11.718cm" svg:width="3.387cm" svg:height="3.387cm" draw:z-index="5"><draw:image xlink:href="Pictures/100002010000020000000200CD756069F02CCE23.png" xlink:type="simple" xlink:show="embed" xlink:actuate="onLoad"/></draw:frame><draw:frame draw:style-name="fr1" draw:name="Obraz1" text:anchor-type="paragraph" svg:x="5.489cm" svg:y="8.326cm" svg:width="3.39cm" svg:height="3.39cm" draw:z-index="6"><draw:image xlink:href="Pictures/100002010000010A00000110605948E552FBACFE.png" xlink:type="simple" xlink:show="embed" xlink:actuate="onLoad"/></draw:frame><draw:frame draw:style-name="fr1" draw:name="Obraz2" text:anchor-type="paragraph" svg:x="5.489cm" svg:y="11.718cm" svg:width="3.39cm" svg:height="3.39cm" draw:z-index="7"><draw:image xlink:href="Pictures/100002010000010A00000111BCB3F97E83C6F5B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3T21:27:35.319000000</dc:date>
    <meta:editing-duration>PT13M56S</meta:editing-duration>
    <meta:editing-cycles>5</meta:editing-cycles>
    <meta:generator>LibreOffice/5.3.1.2$Windows_X86_64 LibreOffice_project/e80a0e0fd1875e1696614d24c32df0f95f03deb2</meta:generator>
    <meta:document-statistic meta:table-count="0" meta:image-count="8" meta:object-count="0" meta:page-count="1" meta:paragraph-count="0" meta:word-count="0" meta:character-count="0" meta:non-whitespace-character-count="0"/>
  </office:meta>
</office:document-meta>
</file>